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37">
      <style:text-properties style:text-position=""/>
    </style:style>
    <style:style style:name="ce5" style:family="table-cell" style:parent-style-name="Default">
      <style:text-properties style:text-position="" style:text-underline-style="none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1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3">
            <text:p>03/01/12</text:p>
          </table:table-cell>
          <table:table-cell table:style-name="ce8"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table:style-name="ce7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3-13">
            <text:p>13/03/12</text:p>
          </table:table-cell>
          <table:table-cell table:style-name="ce8"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09">
            <text:p>09/04/12</text:p>
          </table:table-cell>
          <table:table-cell table:style-name="ce8"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1">
          <table:table-cell/>
          <table:table-cell table:style-name="ce7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38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8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Pruebas</text:p>
          </table:table-cell>
          <table:table-cell table:style-name="ce6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6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8"/>
        </table:table-row>
        <table:table-row table:style-name="ro1" table:number-rows-repeated="35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8" table:formula="of:=SUM([.C2:.C36])" office:value-type="float" office:value="5">
            <text:p>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1">
          <table:table-cell office:value-type="string">
            <text:p>Memoria</text:p>
          </table:table-cell>
          <table:table-cell table:style-name="ce4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/>
          <table:table-cell table:style-name="ce5" table:formula="of:=SUM([.C2:.C36])" office:value-type="float" office:value="17">
            <text:p>1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5">
            <text:p>5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7">
            <text:p>17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22">
            <text:p>4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9:5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5-15T19:59:38</dc:date>
    <meta:editing-duration>PT1H16M58S</meta:editing-duration>
    <meta:editing-cycles>99</meta:editing-cycles>
    <meta:generator>LibreOffice/3.4$Unix LibreOffice_project/340m1$Build-602</meta:generator>
    <meta:document-statistic meta:table-count="5" meta:cell-count="279" meta:object-count="0"/>
  </office:meta>
</office:document-meta>
</file>